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Πίνακας1" style:family="table">
      <style:table-properties style:width="19.36cm" fo:margin-left="-2.357cm" table:align="left" style:writing-mode="lr-tb"/>
    </style:style>
    <style:style style:name="Πίνακας1.A" style:family="table-column">
      <style:table-column-properties style:column-width="5.165cm"/>
    </style:style>
    <style:style style:name="Πίνακας1.B" style:family="table-column">
      <style:table-column-properties style:column-width="4.521cm"/>
    </style:style>
    <style:style style:name="Πίνακας1.C" style:family="table-column">
      <style:table-column-properties style:column-width="4.376cm"/>
    </style:style>
    <style:style style:name="Πίνακας1.D" style:family="table-column">
      <style:table-column-properties style:column-width="5.297cm"/>
    </style:style>
    <style:style style:name="Πίνακας1.1" style:family="table-row">
      <style:table-row-properties style:keep-together="true" fo:keep-together="auto"/>
    </style:style>
    <style:style style:name="Πίνακας1.A1" style:family="table-cell">
      <style:table-cell-properties fo:background-color="#ffffff" fo:padding="0.097cm" fo:border-left="0.009cm solid #000001" fo:border-right="none" fo:border-top="0.009cm solid #000001" fo:border-bottom="0.009cm solid #000001">
        <style:background-image/>
      </style:table-cell-properties>
    </style:style>
    <style:style style:name="Πίνακας1.D1" style:family="table-cell">
      <style:table-cell-properties fo:background-color="#ffffff" fo:padding="0.097cm" fo:border="0.009cm solid #000001">
        <style:background-image/>
      </style:table-cell-properties>
    </style:style>
    <style:style style:name="Πίνακας1.A2" style:family="table-cell">
      <style:table-cell-properties fo:background-color="#ffffff" fo:padding="0.097cm" fo:border-left="0.009cm solid #000001" fo:border-right="none" fo:border-top="none" fo:border-bottom="0.009cm solid #000001">
        <style:background-image/>
      </style:table-cell-properties>
    </style:style>
    <style:style style:name="Πίνακας1.B2" style:family="table-cell">
      <style:table-cell-properties fo:background-color="#ffffff" fo:padding="0.097cm" fo:border-left="0.018cm solid #000001" fo:border-right="none" fo:border-top="0.018cm solid #000001" fo:border-bottom="none">
        <style:background-image/>
      </style:table-cell-properties>
    </style:style>
    <style:style style:name="Πίνακας1.C2" style:family="table-cell">
      <style:table-cell-properties fo:background-color="#ffffff" fo:padding="0.097cm" fo:border-left="none" fo:border-right="0.018cm solid #000001" fo:border-top="0.018cm solid #000001" fo:border-bottom="none">
        <style:background-image/>
      </style:table-cell-properties>
    </style:style>
    <style:style style:name="Πίνακας1.D2" style:family="table-cell">
      <style:table-cell-properties fo:background-color="#ffffff" fo:padding="0.097cm" fo:border-left="0.018cm solid #000001" fo:border-right="0.018cm solid #000001" fo:border-top="0.018cm solid #000001" fo:border-bottom="none">
        <style:background-image/>
      </style:table-cell-properties>
    </style:style>
    <style:style style:name="Πίνακας1.B3" style:family="table-cell">
      <style:table-cell-properties fo:background-color="#ffffff" fo:padding="0.097cm" fo:border-left="0.018cm solid #000001" fo:border-right="none" fo:border-top="none" fo:border-bottom="none">
        <style:background-image/>
      </style:table-cell-properties>
    </style:style>
    <style:style style:name="Πίνακας1.C3" style:family="table-cell">
      <style:table-cell-properties fo:background-color="#ffffff" fo:padding="0.097cm" fo:border-left="none" fo:border-right="0.018cm solid #000001" fo:border-top="none" fo:border-bottom="none">
        <style:background-image/>
      </style:table-cell-properties>
    </style:style>
    <style:style style:name="Πίνακας1.D3" style:family="table-cell">
      <style:table-cell-properties fo:background-color="#ffffff" fo:padding="0.097cm" fo:border-left="0.018cm solid #000001" fo:border-right="0.018cm solid #000001" fo:border-top="none" fo:border-bottom="none">
        <style:background-image/>
      </style:table-cell-properties>
    </style:style>
    <style:style style:name="Πίνακας1.B4" style:family="table-cell" style:data-style-name="N0">
      <style:table-cell-properties fo:background-color="#ffffff" fo:padding="0.097cm" fo:border-left="0.018cm solid #000001" fo:border-right="none" fo:border-top="none" fo:border-bottom="none">
        <style:background-image/>
      </style:table-cell-properties>
    </style:style>
    <style:style style:name="Πίνακας1.B5" style:family="table-cell">
      <style:table-cell-properties fo:background-color="#ffffff" fo:padding="0.097cm" fo:border-left="0.018cm solid #000001" fo:border-right="none" fo:border-top="none" fo:border-bottom="0.018cm solid #000001">
        <style:background-image/>
      </style:table-cell-properties>
    </style:style>
    <style:style style:name="Πίνακας1.C5" style:family="table-cell">
      <style:table-cell-properties fo:background-color="#ffffff" fo:padding="0.097cm" fo:border-left="none" fo:border-right="0.018cm solid #000001" fo:border-top="none" fo:border-bottom="0.018cm solid #000001">
        <style:background-image/>
      </style:table-cell-properties>
    </style:style>
    <style:style style:name="Πίνακας1.B6" style:family="table-cell">
      <style:table-cell-properties fo:background-color="#ffffff" fo:padding="0.097cm" fo:border-left="0.018cm solid #000001" fo:border-right="none" fo:border-top="0.018cm solid #000001" fo:border-bottom="0.018cm solid #000001">
        <style:background-image/>
      </style:table-cell-properties>
    </style:style>
    <style:style style:name="Πίνακας1.C6" style:family="table-cell">
      <style:table-cell-properties fo:background-color="#ffffff" fo:padding="0.097cm" fo:border-left="none" fo:border-right="0.018cm solid #000001" fo:border-top="0.018cm solid #000001" fo:border-bottom="0.018cm solid #000001">
        <style:background-image/>
      </style:table-cell-properties>
    </style:style>
    <style:style style:name="Πίνακας1.D7" style:family="table-cell">
      <style:table-cell-properties fo:background-color="#ffffff" fo:padding="0.097cm" fo:border="0.018cm solid #000001">
        <style:background-image/>
      </style:table-cell-properties>
    </style:style>
    <style:style style:name="Πίνακας2" style:family="table">
      <style:table-properties style:width="19.433cm" fo:margin-left="-2.429cm" table:align="left" style:writing-mode="lr-tb"/>
    </style:style>
    <style:style style:name="Πίνακας2.A" style:family="table-column">
      <style:table-column-properties style:column-width="19.433cm"/>
    </style:style>
    <style:style style:name="Πίνακας2.1" style:family="table-row">
      <style:table-row-properties style:keep-together="true" fo:keep-together="auto"/>
    </style:style>
    <style:style style:name="Πίνακας2.A1" style:family="table-cell">
      <style:table-cell-properties fo:background-color="#ffffff" fo:padding="0.097cm" fo:border="0.009cm solid #000001">
        <style:background-image/>
      </style:table-cell-properties>
    </style:style>
    <style:style style:name="Πίνακας2.A2" style:family="table-cell">
      <style:table-cell-properties fo:background-color="#ffffff" fo:padding="0.097cm" fo:border-left="0.009cm solid #000001" fo:border-right="0.009cm solid #000001" fo:border-top="none" fo:border-bottom="0.009cm solid #000001">
        <style:background-image/>
      </style:table-cell-properties>
    </style:style>
    <style:style style:name="Πίνακας3" style:family="table">
      <style:table-properties style:width="19.507cm" fo:margin-left="-2.454cm" table:align="left" style:writing-mode="lr-tb"/>
    </style:style>
    <style:style style:name="Πίνακας3.A" style:family="table-column">
      <style:table-column-properties style:column-width="19.507cm"/>
    </style:style>
    <style:style style:name="Πίνακας3.1" style:family="table-row">
      <style:table-row-properties style:keep-together="true" fo:keep-together="auto"/>
    </style:style>
    <style:style style:name="Πίνακας3.A1" style:family="table-cell">
      <style:table-cell-properties fo:background-color="#ffffff" fo:padding="0.097cm" fo:border="0.009cm solid #000001">
        <style:background-image/>
      </style:table-cell-properties>
    </style:style>
    <style:style style:name="P1" style:family="paragraph" style:parent-style-name="Footer" style:master-page-name="Converted1">
      <style:paragraph-properties style:page-number="auto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text-properties fo:language="el" fo:country="GR"/>
    </style:style>
    <style:style style:name="P4" style:family="paragraph" style:parent-style-name="Table_20_Contents">
      <style:paragraph-properties fo:margin-top="0cm" fo:margin-bottom="0.353cm"/>
    </style:style>
    <style:style style:name="P5" style:family="paragraph" style:parent-style-name="Table_20_Contents">
      <style:paragraph-properties fo:margin-top="0cm" fo:margin-bottom="0.353cm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margin-top="0cm" fo:margin-bottom="0.353cm" text:number-lines="false" text:line-number="0"/>
    </style:style>
    <style:style style:name="P7" style:family="paragraph" style:parent-style-name="Table_20_Contents">
      <style:paragraph-properties fo:margin-top="0cm" fo:margin-bottom="0.353cm" text:number-lines="false" text:line-number="0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top="0cm" fo:margin-bottom="0.353cm" text:number-lines="false" text:line-number="0"/>
      <style:text-properties fo:font-size="8pt" fo:language="el" fo:country="GR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margin-top="0cm" fo:margin-bottom="0cm"/>
    </style:style>
    <style:style style:name="P10" style:family="paragraph" style:parent-style-name="Table_20_Contents">
      <style:paragraph-properties fo:margin-top="0cm" fo:margin-bottom="0cm" fo:text-align="center" style:justify-single-word="false"/>
    </style:style>
    <style:style style:name="P11" style:family="paragraph" style:parent-style-name="Table_20_Contents">
      <style:paragraph-properties fo:margin-top="0cm" fo:margin-bottom="0cm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top="0cm" fo:margin-bottom="0cm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margin-top="0cm" fo:margin-bottom="0.247cm" fo:text-align="center" style:justify-single-word="false"/>
    </style:style>
    <style:style style:name="P15" style:family="paragraph" style:parent-style-name="Text_20_body">
      <style:paragraph-properties fo:text-align="center" style:justify-single-word="false" fo:break-after="colum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ΕΝΤΥΠΟ ΕΝΣΤΑΣΗΣ ΚΑΤΑ ΤΩΝ ΑΡΧΙΚΩΝ ΠΙΝΑΚΩΝ ΜΟΡΙΟΔΟΤΗΣΗΣ </text:p>
      <text:p text:style-name="P13">ΤΩΝ <text:s/>ΙΕΚ <text:s/>ΟΑΕΔ</text:p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/>
        <table:table-column table:style-name="Πίνακας1.D"/>
        <table:table-row table:style-name="Πίνακας1.1">
          <table:table-cell table:style-name="Πίνακας1.A1" office:value-type="string">
            <text:p text:style-name="P10"><text:span text:style-name="T2">ΑΤΟΜΙΚΑ ΣΤΟΙΧΕΙΑ </text:span></text:p>
            <text:p text:style-name="P10"><text:span text:style-name="T2">ΥΠΟΨΗΦΙΟΥ ΕΚΠΑΙΔΕΥΤΗ</text:span></text:p>
          </table:table-cell>
          <table:table-cell table:style-name="Πίνακας1.A1" office:value-type="string">
            <text:p text:style-name="P11"/>
          </table:table-cell>
          <table:table-cell table:style-name="Πίνακας1.A1" office:value-type="string">
            <text:p text:style-name="P11"/>
          </table:table-cell>
          <table:table-cell table:style-name="Πίνακας1.D1" office:value-type="string">
            <text:p text:style-name="P10"><text:span text:style-name="T3">ΙΕΚ 1ης <text:s/>ΠΡΟΤΙΜΗΣΗΣ </text:span></text:p>
            <text:p text:style-name="P12"/>
          </table:table-cell>
        </table:table-row>
        <table:table-row table:style-name="Πίνακας1.1">
          <table:table-cell table:style-name="Πίνακας1.A2" office:value-type="string">
            <text:p text:style-name="P4"><text:span text:style-name="T2">ΕΠΩΝΥΜΟ:</text:span></text:p>
          </table:table-cell>
          <table:table-cell table:style-name="Πίνακας1.B2" office:value-type="string">
            <text:p text:style-name="P8">ΕΥΘΑΛΙΤΣΙΔΟΥ</text:p>
          </table:table-cell>
          <table:table-cell table:style-name="Πίνακας1.C2" office:value-type="string">
            <text:p text:style-name="P7"/>
          </table:table-cell>
          <table:table-cell table:style-name="Πίνακας1.D2" office:value-type="string">
            <text:p text:style-name="P10"><text:span text:style-name="T5">όπου <text:s text:c="2"/>κατατέθηκε η αίτησή μου και τα συνημμένα δικαιολογητικά</text:span></text:p>
          </table:table-cell>
        </table:table-row>
        <table:table-row table:style-name="Πίνακας1.1">
          <table:table-cell table:style-name="Πίνακας1.A2" office:value-type="string">
            <text:p text:style-name="P6"><text:span text:style-name="T2">ΟΝΟΜΑ:</text:span></text:p>
          </table:table-cell>
          <table:table-cell table:style-name="Πίνακας1.B3" office:value-type="string">
            <text:p text:style-name="P6"><text:span text:style-name="T2"><text:s/>ΚΥΡΙΑΚΗ</text:span></text:p>
          </table:table-cell>
          <table:table-cell table:style-name="Πίνακας1.C3" office:value-type="string">
            <text:p text:style-name="P7"/>
          </table:table-cell>
          <table:table-cell table:style-name="Πίνακας1.D3" office:value-type="string">
            <text:p text:style-name="P5"/>
          </table:table-cell>
        </table:table-row>
        <table:table-row table:style-name="Πίνακας1.1">
          <table:table-cell table:style-name="Πίνακας1.A2" office:value-type="string">
            <text:p text:style-name="P6"><text:span text:style-name="T2">ΑΦΜ:</text:span></text:p>
          </table:table-cell>
          <table:table-cell table:style-name="Πίνακας1.B4" office:value-type="float" office:value="140068563">
            <text:p text:style-name="P7">140068563</text:p>
          </table:table-cell>
          <table:table-cell table:style-name="Πίνακας1.C3" office:value-type="string">
            <text:p text:style-name="P7"/>
          </table:table-cell>
          <table:table-cell table:style-name="Πίνακας1.D3" office:value-type="string">
            <text:p text:style-name="P4"><text:span text:style-name="T3">ΙΕΚ : <text:s/>……ΠΤΟΛΕΜΑΙΔΑΣ…………………………..</text:span></text:p>
          </table:table-cell>
        </table:table-row>
        <table:table-row table:style-name="Πίνακας1.1">
          <table:table-cell table:style-name="Πίνακας1.A2" office:value-type="string">
            <text:p text:style-name="P6"><text:span text:style-name="T2">ΚΛΑΔΟΣ: ΠΕ/ΤΕ/ΔΕ:</text:span></text:p>
          </table:table-cell>
          <table:table-cell table:style-name="Πίνακας1.B5" office:value-type="string">
            <text:p text:style-name="P7">ΠΕ80</text:p>
          </table:table-cell>
          <table:table-cell table:style-name="Πίνακας1.C5" office:value-type="string">
            <text:p text:style-name="P7"/>
          </table:table-cell>
          <table:table-cell table:style-name="Πίνακας1.D3" office:value-type="string">
            <text:p text:style-name="P5"/>
          </table:table-cell>
        </table:table-row>
        <table:table-row table:style-name="Πίνακας1.1">
          <table:table-cell table:style-name="Πίνακας1.A2" office:value-type="string">
            <text:p text:style-name="P6"><text:span text:style-name="T2">ΤΙΤΛΟΣ ΠΤΥΧΙΟΥ:</text:span></text:p>
          </table:table-cell>
          <table:table-cell table:style-name="Πίνακας1.B6" office:value-type="string">
            <text:p text:style-name="P7">ΟΙΚΟΝΟΜΙΚΩΝ ΕΠΙΣΤΗΜΩΝ</text:p>
          </table:table-cell>
          <table:table-cell table:style-name="Πίνακας1.C6" office:value-type="string">
            <text:p text:style-name="P7"/>
          </table:table-cell>
          <table:table-cell table:style-name="Πίνακας1.D3" office:value-type="string">
            <text:p text:style-name="P5"/>
          </table:table-cell>
        </table:table-row>
        <table:table-row table:style-name="Πίνακας1.1">
          <table:table-cell table:style-name="Πίνακας1.A2" office:value-type="string">
            <text:p text:style-name="P6"><text:span text:style-name="T2">ΤΗΛΕΦΩΝΑ ΕΠΙΚΟΙΝΩΝΙΑΣ:</text:span></text:p>
          </table:table-cell>
          <table:table-cell table:style-name="Πίνακας1.A2" office:value-type="string">
            <text:p text:style-name="P6"><text:span text:style-name="T2">Σταθερό:2461062032</text:span></text:p>
          </table:table-cell>
          <table:table-cell table:style-name="Πίνακας1.A2" office:value-type="string">
            <text:p text:style-name="P6"><text:span text:style-name="T2">Κινητό:6934386260</text:span></text:p>
          </table:table-cell>
          <table:table-cell table:style-name="Πίνακας1.D7" office:value-type="string">
            <text:p text:style-name="P4"><text:span text:style-name="T5">Email:</text:span><text:span text:style-name="T6">efthalitsidou.kiki@hotmail.gr</text:span></text:p>
          </table:table-cell>
        </table:table-row>
      </table:table>
      <text:p text:style-name="P13"><text:span text:style-name="T7">ΕΝΣΤΑΣΗ</text:span></text:p>
      <table:table table:name="Πίνακας2" table:style-name="Πίνακας2">
        <table:table-column table:style-name="Πίνακας2.A"/>
        <table:table-row table:style-name="Πίνακας2.1">
          <table:table-cell table:style-name="Πίνακας2.A1" office:value-type="string">
            <text:p text:style-name="P10"><text:span text:style-name="T1">ΠΡΟΣ ΟΑΕΔ</text:span></text:p>
            <text:p text:style-name="P10"><text:span text:style-name="T1">ΥΠΟΨΗ ΔΕΥΤΕΡΟΒΑΘΜΙΑΣ</text:span><text:bookmark text:name="_GoBack"/><text:span text:style-name="T1"> ΕΠΙΤΡΟΠΗΣ ΑΞΙΟΛΟΓΗΣΗΣ <text:s/>ΙΕΚ ΟΑΕΔ, Έτους Κατάρτισης <text:s/>2020-2021</text:span></text:p>
          </table:table-cell>
        </table:table-row>
        <table:table-row table:style-name="Πίνακας2.1">
          <table:table-cell table:style-name="Πίνακας2.A2" office:value-type="string">
            <text:p text:style-name="Table_20_Contents"><text:span text:style-name="T4">Ενίσταμαι κατά των Αρχικών Πινάκων Μοριοδότησής μου για τους παρακάτω συγκεκριμένους λόγους:</text:span></text:p>
            <text:p text:style-name="P3"><text:span text:style-name="T4">ΕΧΩ ΑΠΟΣΤΕΙΛΕΙ ΤΑ ΔΙΚΑΙΟΛΟΓΗΤΙΚΑ ΕΓΚΑΙΡΑ ΣΤΟ ΙΕΚ ΠΟΥ ΜΟΥ ΕΒΓΑΛΕ ΤΟ ΣΥΣΤΗΜΑ ΚΑΙ ΣΥΓΚΕΚΡΙΜΕΝΑ ΣΤΟ ΙΕΚ ΠΤΟΛΕΜΑΙΔΑΣ</text:span></text:p>
            <text:p text:style-name="P2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6"/>
          </table:table-cell>
        </table:table-row>
      </table:table>
      <text:p text:style-name="Text_20_body"/>
      <table:table table:name="Πίνακας3" table:style-name="Πίνακας3">
        <table:table-column table:style-name="Πίνακας3.A"/>
        <table:table-row table:style-name="Πίνακας3.1">
          <table:table-cell table:style-name="Πίνακας3.A1" office:value-type="string">
            <text:p text:style-name="P9">Ημερομηνία:……25/9/2020………………………………………………………………………….</text:p>
            <text:p text:style-name="P9">Ο/Η Αιτών/ούσα:………ΕΥΘΑΛΙΤΣΙΔΟΥ ΚΥΡΙΑΚΗ………………………………………………………………………………………………….</text:p>
            <text:p text:style-name="P9"><text:soft-page-break/>Υπογραφή:………ΕΥΘΑΛΙΤΣΙΔΟΥ ΚΥΡΙΑΚΗ………………………………………………………………………………………………………………………………………………………………..</text:p>
          </table:table-cell>
        </table:table-row>
      </table:table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l" fo:country="GR" style:letter-kerning="true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el" fo:country="GR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style:writing-mode="lr-tb"/>
      <style:text-properties fo:color="#00000a" style:font-name="Calibri" fo:font-size="11pt" fo:language="el" fo:country="G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/>
    </style:style>
    <style:style style:name="List" style:family="paragraph" style:parent-style-name="Text_20_body" style:class="list">
      <style:text-properties style:font-name-complex="Lohit Devanagar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/>
    </style:style>
    <style:style style:name="caption" style:family="paragraph" style:parent-style-name="Standard"/>
    <style:style style:name="Foot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Υποσέλιδο_20_Char" style:display-name="Υποσέλιδο Char" style:family="text" style:parent-style-name="Default_20_Paragraph_20_Font"/>
    <style:style style:name="page_20_number" style:display-name="page number" style:family="text" style:parent-style-name="Default_20_Paragraph_20_Font"/>
    <style:style style:name="Κείμενο_20_πλαισίου_20_Char" style:display-name="Κείμενο πλαισίου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Converted1">
      <style:paragraph-properties style:page-number="auto"/>
    </style:style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74cm" fo:margin-left="0cm" fo:margin-right="0cm" fo:margin-top="0.87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7-10T12:39:00</meta:creation-date>
    <meta:initial-creator>gioka</meta:initial-creator>
    <dc:language>el-GR</dc:language>
    <meta:print-date>2017-09-18T10:49:00</meta:print-date>
    <dc:date>2020-09-25T13:56:16.94</dc:date>
    <meta:editing-cycles>7</meta:editing-cycles>
    <meta:editing-duration>PT00H00M13S</meta:editing-duration>
    <meta:generator>OpenOffice.org/3.2$Win32 OpenOffice.org_project/320m18$Build-9502</meta:generator>
    <meta:document-statistic meta:table-count="3" meta:image-count="0" meta:object-count="0" meta:page-count="2" meta:paragraph-count="30" meta:word-count="96" meta:character-count="937"/>
    <dc:creator>GRAM 1</dc:creator>
    <meta:template xlink:type="simple" xlink:actuate="onRequest" xlink:title="Normal" xlink:href=""/>
  </office:meta>
</office:document-meta>
</file>